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240476073428998" text:style-name="L1">
        <text:list-item>
          <text:p text:style-name="P1">Processes</text:p>
          <text:list>
            <text:list-item>
              <text:p text:style-name="P1">von Neuman Model</text:p>
              <text:list>
                <text:list-item>
                  <text:p text:style-name="P1">Both text (program) and data reside in memory</text:p>
                </text:list-item>
                <text:list-item>
                  <text:p text:style-name="P1">Execution cycle</text:p>
                  <text:list>
                    <text:list-item>
                      <text:p text:style-name="P1">Fetch → Decode → Execute</text:p>
                    </text:list-item>
                  </text:list>
                </text:list-item>
              </text:list>
            </text:list-item>
            <text:list-item>
              <text:p text:style-name="P1">Global Variables</text:p>
              <text:list>
                <text:list-item>
                  <text:p text:style-name="P1">How do we deal with global variables?</text:p>
                  <text:list>
                    <text:list-item>
                      <text:p text:style-name="P1">Allocate some space in memory for them</text:p>
                    </text:list-item>
                    <text:list-item>
                      <text:p text:style-name="P1">Done by the compiler at compile time</text:p>
                    </text:list-item>
                    <text:list-item>
                      <text:p text:style-name="P1">A reference to a variable is just an access to the variable's location in memory </text:p>
                    </text:list-item>
                  </text:list>
                </text:list-item>
              </text:list>
            </text:list-item>
            <text:list-item>
              <text:p text:style-name="P1">Local Variables</text:p>
              <text:list>
                <text:list-item>
                  <text:p text:style-name="P1">How do we handle local variables?</text:p>
                  <text:list>
                    <text:list-item>
                      <text:p text:style-name="P1">Allocate a new location to a variable when it's containing function is called at run time </text:p>
                    </text:list-item>
                    <text:list-item>
                      <text:p text:style-name="P1">Convention is to allocate storage for these variables in the stack (control stack)</text:p>
                    </text:list-item>
                    <text:list-item>
                      <text:p text:style-name="P1">Pop the stack when returning from a function, storage is no longer needed</text:p>
                    </text:list-item>
                    <text:list-item>
                      <text:p text:style-name="P1">Code of allocation/deallocation of space on the stack is generated by the compiler at compile time </text:p>
                    </text:list-item>
                  </text:list>
                </text:list-item>
              </text:list>
            </text:list-item>
            <text:list-item>
              <text:p text:style-name="P1">What about “new” objects?</text:p>
              <text:list>
                <text:list-item>
                  <text:p text:style-name="P1">Eg: foo foo_obj = new foo;</text:p>
                  <text:list>
                    <text:list-item>
                      <text:p text:style-name="P1">foo_obj is really a pointer to a foo object</text:p>
                    </text:list-item>
                    <text:list-item>
                      <text:p text:style-name="P1">Memory location allocated for foo_obj from the stack whenever the containing function is called (in this case let's say it was main())</text:p>
                    </text:list-item>
                    <text:list-item>
                      <text:p text:style-name="P1">Where does the object created by “new foo” exist?</text:p>
                      <text:list>
                        <text:list-item>
                          <text:p text:style-name="P1">Is the stack an appropriate place for this object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Data Access</text:p>
              <text:list>
                <text:list-item>
                  <text:p text:style-name="P1">How do we find dynamically allocated data on the stack?</text:p>
                  <text:list>
                    <text:list-item>
                      <text:p text:style-name="P1">Designate a register as the stack pointer</text:p>
                    </text:list-item>
                    <text:list-item>
                      <text:p text:style-name="P1">Stack pointer always points to the current <text:span text:style-name="T1">activation record</text:span></text:p>
                      <text:list>
                        <text:list-item>
                          <text:p text:style-name="P1"><text:span text:style-name="T2">Stack pointer is set at entry to a function</text:span></text:p>
                        </text:list-item>
                        <text:list-item>
                          <text:p text:style-name="P1"><text:span text:style-name="T2">Code for setting stack pointer is generated by the compiler</text:span></text:p>
                        </text:list-item>
                      </text:list>
                    </text:list-item>
                    <text:list-item>
                      <text:p text:style-name="P1"><text:span text:style-name="T2">Local variables and parameters are referenced as offsets from the stack pointer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2">Activation Records</text:span></text:p>
              <text:list>
                <text:list-item>
                  <text:p text:style-name="P1"><text:span text:style-name="T2">We've only talked about allocation of local variables on the stack</text:span></text:p>
                </text:list-item>
                <text:list-item>
                  <text:p text:style-name="P1"><text:span text:style-name="T2">The activation record is also used to store:</text:span></text:p>
                  <text:list>
                    <text:list-item>
                      <text:p text:style-name="P1"><text:span text:style-name="T2">Parameters</text:span></text:p>
                    </text:list-item>
                    <text:list-item>
                      <text:p text:style-name="P1"><text:span text:style-name="T2">A pointer to the beginning of the previous activation record</text:span></text:p>
                    </text:list-item>
                    <text:list-item>
                      <text:p text:style-name="P1"><text:span text:style-name="T2">The return address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2">Run time storage organization</text:span></text:p>
              <text:list>
                <text:list-item>
                  <text:p text:style-name="P1"><text:span text:style-name="T2">Each variable must be assigned a storage class</text:span></text:p>
                </text:list-item>
                <text:list-item>
                  <text:p text:style-name="P1"><text:span text:style-name="T2">Global (static variables)</text:span></text:p>
                  <text:list>
                    <text:list-item>
                      <text:p text:style-name="P1"><text:span text:style-name="T2">Allocated in globals region at compile time</text:span></text:p>
                    </text:list-item>
                  </text:list>
                </text:list-item>
                <text:list-item>
                  <text:p text:style-name="P1"><text:span text:style-name="T2">Routine local variables and parameters</text:span></text:p>
                  <text:list>
                    <text:list-item>
                      <text:p text:style-name="P1"><text:span text:style-name="T2">Allocated dynamically on stack</text:span></text:p>
                    </text:list-item>
                  </text:list>
                </text:list-item>
                <text:list-item>
                  <text:p text:style-name="P1"><text:span text:style-name="T2">Dynamically created objects (using new/malloc)</text:span></text:p>
                  <text:list>
                    <text:list-item>
                      <text:p text:style-name="P1"><text:soft-page-break/><text:span text:style-name="T2">Allocated from heap</text:span></text:p>
                    </text:list-item>
                    <text:list-item>
                      <text:p text:style-name="P1"><text:span text:style-name="T2">Live beyond the invocation of a routine</text:span></text:p>
                    </text:list-item>
                    <text:list-item>
                      <text:p text:style-name="P1"><text:span text:style-name="T2">Garbage collected when no longer “alive”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2">What'd all that have to do with Processes?</text:span></text:p>
              <text:list>
                <text:list-item>
                  <text:p text:style-name="P1"><text:span text:style-name="T2">Process = system abstraction for the set of resources required for execution of a program</text:span></text:p>
                  <text:list>
                    <text:list-item>
                      <text:p text:style-name="P1"><text:span text:style-name="T2">Also a running instance of a program, as well as the memory image + registers' content (+ IO state)</text:span></text:p>
                    </text:list-item>
                  </text:list>
                </text:list-item>
                <text:list-item>
                  <text:p text:style-name="P1"><text:span text:style-name="T2">The stack and registers' content represent the </text:span><text:span text:style-name="T1">execution context</text:span><text:span text:style-name="T2"> or </text:span><text:span text:style-name="T1">thread of control</text:span></text:p>
                </text:list-item>
              </text:list>
            </text:list-item>
            <text:list-item>
              <text:p text:style-name="P1"><text:span text:style-name="T2">What about the OS?</text:span></text:p>
              <text:list>
                <text:list-item>
                  <text:p text:style-name="P1"><text:span text:style-name="T2">One of the functions of an OS is to provide a virtual machine interface that makes programming the machine easier</text:span></text:p>
                  <text:list>
                    <text:list-item>
                      <text:p text:style-name="P1"><text:span text:style-name="T2">A process memory image must also contain the OS</text:span></text:p>
                      <text:list>
                        <text:list-item>
                          <text:p text:style-name="P1"><text:span text:style-name="T2">OS data space is used to store things like file descriptors for files being accessed by the process, status of IO devices, etc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2">Process Control Block</text:span></text:p>
              <text:list>
                <text:list-item>
                  <text:p text:style-name="P1"><text:span text:style-name="T2">Each process has per-process state maintained by the OS</text:span></text:p>
                  <text:list>
                    <text:list-item>
                      <text:p text:style-name="P1"><text:span text:style-name="T2">Identification: process, parent process, user, group, etc</text:span></text:p>
                    </text:list-item>
                    <text:list-item>
                      <text:p text:style-name="P1"><text:span text:style-name="T2">Execution contexts: threads</text:span></text:p>
                    </text:list-item>
                    <text:list-item>
                      <text:p text:style-name="P1"><text:span text:style-name="T2">Address space: virtual memory</text:span></text:p>
                    </text:list-item>
                    <text:list-item>
                      <text:p text:style-name="P1"><text:span text:style-name="T2">IO state: file handles (file system), communication endpoints (network), etc</text:span></text:p>
                    </text:list-item>
                    <text:list-item>
                      <text:p text:style-name="P1"><text:span text:style-name="T2">Accounting information</text:span></text:p>
                    </text:list-item>
                  </text:list>
                </text:list-item>
                <text:list-item>
                  <text:p text:style-name="P1"><text:span text:style-name="T2">For each process, this state is maintained in a process control block (PCB)</text:span></text:p>
                  <text:list>
                    <text:list-item>
                      <text:p text:style-name="P1"><text:span text:style-name="T2">This is just data in the OS data space</text:span></text:p>
                    </text:list-item>
                    <text:list-item>
                      <text:p text:style-name="P1"><text:span text:style-name="T2">Think of it as objects of a class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2">Process Creation</text:span></text:p>
              <text:list>
                <text:list-item>
                  <text:p text:style-name="P1"><text:span text:style-name="T2">How do we create a process? </text:span></text:p>
                  <text:list>
                    <text:list-item>
                      <text:p text:style-name="P1"><text:span text:style-name="T2">With a system call</text:span></text:p>
                    </text:list-item>
                    <text:list-item>
                      <text:p text:style-name="P1"><text:span text:style-name="T2">In UNIX, a process can create another process using the fork() system call</text:span></text:p>
                      <text:list>
                        <text:list-item>
                          <text:p text:style-name="P1"><text:span text:style-name="T2">int pid = fork()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2">The creating process is called the parent, and the new process is called the child</text:span></text:p>
                </text:list-item>
                <text:list-item>
                  <text:p text:style-name="P1"><text:span text:style-name="T2">The child process is created as a copy of the parent process</text:span></text:p>
                  <text:list>
                    <text:list-item>
                      <text:p text:style-name="P1"><text:span text:style-name="T2">Process image and process control structure copied</text:span></text:p>
                    </text:list-item>
                    <text:list-item>
                      <text:p text:style-name="P1"><text:span text:style-name="T2">Identification and scheduling state not copied</text:span></text:p>
                    </text:list-item>
                  </text:list>
                </text:list-item>
                <text:list-item>
                  <text:p text:style-name="P1"><text:span text:style-name="T2">Parent and Child processes run in different address spaces</text:span></text:p>
                  <text:list>
                    <text:list-item>
                      <text:p text:style-name="P1"><text:span text:style-name="T2">No memory sharing by default</text:span></text:p>
                    </text:list-item>
                    <text:list-item>
                      <text:p text:style-name="P1"><text:span text:style-name="T2">Process creation is expensive because of the copying</text:span></text:p>
                    </text:list-item>
                  </text:list>
                </text:list-item>
                <text:list-item>
                  <text:p text:style-name="P1"><text:span text:style-name="T2">The exec() call is provided for newly created process to run a different program than that of the parent</text:span></text:p>
                </text:list-item>
              </text:list>
            </text:list-item>
            <text:list-item>
              <text:p text:style-name="P1"><text:span text:style-name="T2">Process death (or murder)</text:span></text:p>
              <text:list>
                <text:list-item>
                  <text:p text:style-name="P1"><text:span text:style-name="T2">One process can wait for another process to finish using the wait() system call</text:span></text:p>
                  <text:list>
                    <text:list-item>
                      <text:p text:style-name="P1"><text:span text:style-name="T2">Can wait for a child to finish as shown in the example</text:span></text:p>
                    </text:list-item>
                    <text:list-item>
                      <text:p text:style-name="P1"><text:span text:style-name="T2">Can also wait for an arbitrary process if we know it's PID</text:span></text:p>
                    </text:list-item>
                  </text:list>
                </text:list-item>
                <text:list-item>
                  <text:p text:style-name="P1"><text:span text:style-name="T2">Can kill another process using the kill() system call</text:span></text:p>
                  <text:list>
                    <text:list-item>
                      <text:p text:style-name="P1"><text:span text:style-name="T2">What happens when kill() is invoked?</text:span></text:p>
                    </text:list-item>
                    <text:list-item>
                      <text:p text:style-name="P1"><text:span text:style-name="T2">What if the victim process doesn't want to die?</text:span></text:p>
                    </text:list-item>
                  </text:list>
                </text:list-item>
              </text:list>
            </text:list-item>
            <text:list-item>
              <text:p text:style-name="P1"><text:soft-page-break/><text:span text:style-name="T2">Signals</text:span></text:p>
              <text:list>
                <text:list-item>
                  <text:p text:style-name="P1"><text:span text:style-name="T2">User program can invoke OS services by using system calls</text:span></text:p>
                </text:list-item>
                <text:list-item>
                  <text:p text:style-name="P1"><text:span text:style-name="T2">What if the program wants the OS to notify it asynchronously when some event occurs?</text:span></text:p>
                </text:list-item>
                <text:list-item>
                  <text:p text:style-name="P1"><text:span text:style-name="T2">Signals are a UNIX mechanism for OS to notify a user program when an event of interest occurs</text:span></text:p>
                </text:list-item>
                <text:list-item>
                  <text:p text:style-name="P1"><text:span text:style-name="T2">Potentially interesting events are predefined (seg fault, message arrival, kill, etc)</text:span></text:p>
                </text:list-item>
                <text:list-item>
                  <text:p text:style-name="P1"><text:span text:style-name="T2">When interested in “handling” a particular event (signal), a process indicates its interest to the OS and gives the OS a procedure that should be invoked in the upcall</text:span></text:p>
                </text:list-item>
                <text:list-item>
                  <text:p text:style-name="P1"><text:span text:style-name="T2">When an event of interest occurs</text:span></text:p>
                  <text:list>
                    <text:list-item>
                      <text:p text:style-name="P1"><text:span text:style-name="T2">The kernel handles the event first, then modifies the process's stack to look as if the process's code made a procedure call to the signal handler</text:span></text:p>
                      <text:list>
                        <text:list-item>
                          <text:p text:style-name="P1"><text:span text:style-name="T2">Puts an activation record on user-level stack corresponding to the event handle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2">When the user process is scheduled next it executes the handler first</text:span></text:p>
                </text:list-item>
                <text:list-item>
                  <text:p text:style-name="P1"><text:span text:style-name="T2">From the handler, the user process returns to where it was when the event occurred</text:span></text:p>
                </text:list-item>
              </text:list>
            </text:list-item>
            <text:list-item>
              <text:p text:style-name="P1"><text:span text:style-name="T2">Process: Summary</text:span></text:p>
              <text:list>
                <text:list-item>
                  <text:p text:style-name="P1"><text:span text:style-name="T2">An instantiation of a program</text:span></text:p>
                </text:list-item>
                <text:list-item>
                  <text:p text:style-name="P1"><text:span text:style-name="T2">System abstraction: the set of resources required for executing a program</text:span></text:p>
                  <text:list>
                    <text:list-item>
                      <text:p text:style-name="P1"><text:span text:style-name="T2">Execution contexts</text:span></text:p>
                    </text:list-item>
                    <text:list-item>
                      <text:p text:style-name="P1"><text:span text:style-name="T2">Address space</text:span></text:p>
                    </text:list-item>
                    <text:list-item>
                      <text:p text:style-name="P1"><text:span text:style-name="T2">File handles, communication endpoints, etc</text:span></text:p>
                    </text:list-item>
                  </text:list>
                </text:list-item>
                <text:list-item>
                  <text:p text:style-name="P1"><text:span text:style-name="T2">Historically, all of the above were lumped into a single abstraction</text:span></text:p>
                </text:list-item>
                <text:list-item>
                  <text:p text:style-name="P1"><text:span text:style-name="T2">More recently, split into several abstractions</text:span></text:p>
                  <text:list>
                    <text:list-item>
                      <text:p text:style-name="P1"><text:span text:style-name="T2">Threads, address space, protection domain, etc</text:span></text:p>
                    </text:list-item>
                  </text:list>
                </text:list-item>
                <text:list-item>
                  <text:p text:style-name="P1"><text:span text:style-name="T2">OS process management</text:span></text:p>
                  <text:list>
                    <text:list-item>
                      <text:p text:style-name="P1"><text:span text:style-name="T2">Supports user creation of processes and inter-process communication (IPC)</text:span></text:p>
                    </text:list-item>
                    <text:list-item>
                      <text:p text:style-name="P1"><text:span text:style-name="T2">Allocates resources to processes according to specific policies</text:span></text:p>
                    </text:list-item>
                    <text:list-item>
                      <text:p text:style-name="P1"><text:span text:style-name="T2">Interleaves the execution of multiple processes to increase system utilization</text:span></text:p>
                    </text:list-item>
                    <text:list-item>
                      <text:p text:style-name="P1"><text:span text:style-name="T2"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5:20:17.61</meta:creation-date>
    <meta:document-statistic meta:table-count="0" meta:image-count="0" meta:object-count="0" meta:page-count="3" meta:paragraph-count="107" meta:word-count="1025" meta:character-count="5587"/>
    <dc:date>2015-10-11T16:12:03.61</dc:date>
    <meta:editing-duration>PT18M53S</meta:editing-duration>
    <meta:editing-cycles>1</meta:editing-cycles>
    <meta:generator>OpenOffice.org/3.4.1$Win32 OpenOffice.org_project/341m1$Build-9593</meta:generator>
  </office:meta>
</office:document-meta>
</file>